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Subtle_20_Tango_20_Green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3.9cm" svg:x="1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5.8cm" svg:height="9.4cm" svg:x="1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2cm" svg:height="6.7cm" svg:x="1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6.098cm" svg:height="0.962cm" svg:x="10cm" svg:y="4.438cm">
          <draw:text-box>
            <text:p>Artificial Intelligence</text:p>
          </draw:text-box>
        </draw:frame>
        <draw:frame draw:style-name="gr4" draw:layer="layout" svg:width="5.531cm" svg:height="0.962cm" svg:x="6.8cm" svg:y="6.6cm">
          <draw:text-box>
            <text:p>Machine Learning</text:p>
          </draw:text-box>
        </draw:frame>
        <draw:frame draw:style-name="gr4" draw:layer="layout" svg:width="4.651cm" svg:height="0.962cm" svg:x="4.6cm" svg:y="7.9cm">
          <draw:text-box>
            <text:p>Deep Learning</text:p>
          </draw:text-box>
        </draw:frame>
        <draw:frame draw:style-name="gr4" draw:text-style-name="P2" draw:layer="layout" svg:width="5.201cm" svg:height="0.763cm" draw:transform="rotate (-0.475427688243255) translate (17.162cm 7.552cm)">
          <draw:text-box>
            <text:p text:style-name="P2"><text:span text:style-name="T1">Logic/inference models</text:span></text:p>
          </draw:text-box>
        </draw:frame>
        <draw:frame draw:style-name="gr4" draw:text-style-name="P2" draw:layer="layout" svg:width="4.566cm" svg:height="0.763cm" draw:transform="rotate (0.440870169053768) translate (17.556cm 12.948cm)">
          <draw:text-box>
            <text:p text:style-name="P2"><text:span text:style-name="T1">Multi-agent systems</text:span></text:p>
          </draw:text-box>
        </draw:frame>
        <draw:frame draw:style-name="gr5" draw:text-style-name="P2" draw:layer="layout" svg:width="3.626cm" svg:height="0.862cm" svg:x="15.274cm" svg:y="15.4cm">
          <draw:text-box>
            <text:p text:style-name="P2"><text:span text:style-name="T1">Expert systems</text:span></text:p>
          </draw:text-box>
        </draw:frame>
        <draw:frame draw:style-name="gr4" draw:text-style-name="P2" draw:layer="layout" svg:width="4.109cm" svg:height="1.275cm" svg:x="13.691cm" svg:y="5.525cm">
          <draw:text-box>
            <text:p text:style-name="P2"><text:span text:style-name="T1">Mimic the human </text:span></text:p>
            <text:p text:style-name="P2"><text:span text:style-name="T1">intelligence</text:span></text:p>
          </draw:text-box>
        </draw:frame>
        <draw:frame draw:style-name="gr5" draw:text-style-name="P2" draw:layer="layout" svg:width="4.769cm" svg:height="1.787cm" svg:x="10.11cm" svg:y="7.325cm">
          <draw:text-box>
            <text:p text:style-name="P2"><text:span text:style-name="T1">Statistical learning </text:span></text:p>
            <text:p text:style-name="P2"><text:span text:style-name="T1">from a dataset using </text:span></text:p>
            <text:p text:style-name="P2"><text:span text:style-name="T1">some useful features</text:span></text:p>
          </draw:text-box>
        </draw:frame>
        <draw:frame draw:style-name="gr4" draw:text-style-name="P2" draw:layer="layout" svg:width="3.398cm" svg:height="0.763cm" svg:x="17.802cm" svg:y="10.538cm">
          <draw:text-box>
            <text:p text:style-name="P2"><text:span text:style-name="T1">Decision trees</text:span></text:p>
          </draw:text-box>
        </draw:frame>
        <draw:frame draw:style-name="gr5" draw:text-style-name="P2" draw:layer="layout" svg:width="5.557cm" svg:height="0.862cm" svg:x="11.7cm" svg:y="10.038cm">
          <draw:text-box>
            <text:p text:style-name="P2"><text:span text:style-name="T1">Support vector machines</text:span></text:p>
          </draw:text-box>
        </draw:frame>
        <draw:frame draw:style-name="gr5" draw:text-style-name="P2" draw:layer="layout" svg:width="5.176cm" svg:height="0.862cm" draw:transform="rotate (0.524995038999894) translate (10.857cm 14.055cm)">
          <draw:text-box>
            <text:p text:style-name="P2"><text:span text:style-name="T1">Neural network models</text:span></text:p>
          </draw:text-box>
        </draw:frame>
        <draw:frame draw:style-name="gr5" draw:text-style-name="P2" draw:layer="layout" svg:width="6.75cm" svg:height="1.275cm" svg:x="3.101cm" svg:y="8.826cm">
          <draw:text-box>
            <text:p text:style-name="P2"><text:span text:style-name="T1">Automatically learn the ''good'' </text:span></text:p>
            <text:p text:style-name="P2"><text:span text:style-name="T1">features from the dataset</text:span></text:p>
          </draw:text-box>
        </draw:frame>
        <draw:frame draw:style-name="gr5" draw:text-style-name="P2" draw:layer="layout" svg:width="4.388cm" svg:height="1.275cm" draw:transform="rotate (-0.0375245789178778) translate (1.916cm 11.014cm)">
          <draw:text-box>
            <text:p text:style-name="P2"><text:span text:style-name="T1">Deep convolutional</text:span></text:p>
            <text:p text:style-name="P2"><text:span text:style-name="T1">models</text:span></text:p>
          </draw:text-box>
        </draw:frame>
        <draw:frame draw:style-name="gr5" draw:text-style-name="P2" draw:layer="layout" svg:width="4.769cm" svg:height="0.862cm" draw:transform="rotate (-0.0375245789178778) translate (6.517cm 11.015cm)">
          <draw:text-box>
            <text:p text:style-name="P2"><text:span text:style-name="T1">Deep belief networks</text:span></text:p>
          </draw:text-box>
        </draw:frame>
        <draw:frame draw:style-name="gr5" draw:text-style-name="P2" draw:layer="layout" svg:width="4.769cm" svg:height="1.275cm" draw:transform="rotate (-0.0375245789178778) translate (5.317cm 12.716cm)">
          <draw:text-box>
            <text:p text:style-name="P2"><text:span text:style-name="T1">Deep representation </text:span></text:p>
            <text:p text:style-name="P2"><text:span text:style-name="T1">learning</text:span></text:p>
          </draw:text-box>
        </draw:frame>
        <draw:frame draw:style-name="gr5" draw:text-style-name="P2" draw:layer="layout" svg:width="4.261cm" svg:height="0.862cm" svg:x="7.201cm" svg:y="14.838cm">
          <draw:text-box>
            <text:p text:style-name="P2"><text:span text:style-name="T1">Bayesian metho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55:03.961038669</meta:creation-date>
    <dc:date>2019-03-04T16:08:48.871948978</dc:date>
    <meta:editing-duration>P0D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